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645" officeooo:paragraph-rsid="0000c645"/>
    </style:style>
    <style:style style:name="P2" style:family="paragraph" style:parent-style-name="Standard">
      <style:text-properties officeooo:rsid="00011d54" officeooo:paragraph-rsid="00011d54"/>
    </style:style>
    <style:style style:name="T1" style:family="text">
      <style:text-properties officeooo:rsid="00011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bdy Pham</text:p>
      <text:p text:style-name="P1">Example some risk<text:span text:style-name="T1">s</text:span> for our team software:</text:p>
      <text:p text:style-name="P2">Project risk</text:p>
      <text:p text:style-name="P1">- Cost of the software develop is going over the budget.</text:p>
      <text:p text:style-name="P1">- <text:span text:style-name="T1">Deadline and milestone is not clear.</text:span></text:p>
      <text:p text:style-name="P1">- <text:span text:style-name="T1">Lack support from the software language.</text:span></text:p>
      <text:p text:style-name="P2">Business risk</text:p>
      <text:p text:style-name="P2">- Competition between different group make it harder.</text:p>
      <text:p text:style-name="P2">Product risk</text:p>
      <text:p text:style-name="P2">- Client need more requirement.</text:p>
      <text:p text:style-name="P2">- Product may not ahieve the design goal.</text:p>
      <text:p text:style-name="P2">- Product have a lot of bu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3:05:25.803000000</meta:creation-date>
    <dc:date>2017-04-05T23:28:11.928000000</dc:date>
    <meta:editing-duration>PT7M35S</meta:editing-duration>
    <meta:editing-cycles>1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2" meta:word-count="68" meta:character-count="378" meta:non-whitespace-character-count="322"/>
  </office:meta>
</office:document-meta>
</file>